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edInterceptorTests.post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pedInterceptorTests.after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athMatcher.getPatternComparato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thMatcher.matchStart( String patter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InterceptorTests.includePattern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athMatcher.combine( String pattern1 , String patter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InterceptorTests.includePatternWithMatrixVariables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edInterceptorTests.excludePattern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pedInterceptorTests.noPatterns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edInterceptorTests.includePatternWithFallbackOnPathMatcher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edInterceptorTests.customPathMatcher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PathMatcher.extractUriTemplateVariables( String patter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InterceptorTests.includeAndExcludePatterns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edInterceptorTests.pathPatterns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thMatcher.isPattern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thMatcher.match( String patter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thMatcher.extractPathWithinPattern( String patter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dInterceptorTests.pre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